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 dolor sit amet, consectetur adipiscing elit. Integer pretium dignissim quam vitae semper. Curabitur consectetur vestibulum sagittis. Maecenas at purus eu nibh bibendum mollis ullamcorper vel nisi. Cras a nibh purus. Suspendisse ac purus id nunc lobortis tincidunt. Praesent sapien magna, auctor eu metus in, finibus dictum est. Phasellus laoreet convallis elit id pellentesque. Aliquam ante justo, rutrum quis metus nec, congue vulputate purus. Nam congue rhoncus ante, ut congue mi molestie eu.</text:p>
      <text:p text:style-name="Standard"/>
      <text:p text:style-name="Standard">Cras sed molestie ipsum. Ut interdum varius diam nec dictum. Donec rutrum non ligula quis vestibulum. Sed vel felis ut leo bibendum porta. In odio sem, condimentum ut vestibulum nec, aliquam vitae purus. Pellentesque habitant morbi tristique senectus et netus et malesuada fames ac turpis egestas. Vestibulum vulputate vehicula lacus, non imperdiet sapien. Integer augue justo, sollicitudin in lorem sed, porttitor finibus mauris. Sed sodales fringilla elit, ac rutrum nisi efficitur et. Donec et sem accumsan, congue sapien eu, dictum libero. Donec gravida enim a dui tempor, eu malesuada magna elementum. Curabitur pretium enim placerat lectus blandit finibus. Fusce eleifend lacus euismod, posuere nisl vel, tempor tellus. Fusce lacinia, felis interdum mattis vehicula, arcu nisi scelerisque neque, sit amet rhoncus purus nulla in nisi. Curabitur dapibus consectetur tortor, in commodo dui. Curabitur scelerisque sodales lorem, vel rutrum nibh pretium vel.</text:p>
      <text:p text:style-name="Standard"/>
      <text:p text:style-name="Standard">Morbi tincidunt, nibh quis blandit volutpat, lectus ante tristique nibh, non posuere augue felis a lacus. Proin eu convallis lacus. Morbi posuere odio in tellus placerat, non fringilla lacus blandit. Fusce condimentum sit amet purus ut pellentesque. Ut eleifend porttitor nulla vel laoreet. Quisque aliquet risus id suscipit ullamcorper. Vivamus commodo luctus ipsum sit amet rutrum. Cras porttitor ante urna. Ut a euismod orci. Orci varius natoque penatibus et magnis dis parturient montes, nascetur ridiculus mus. Vivamus commodo ornare quam. Aliquam sit amet aliquet quam.</text:p>
      <text:p text:style-name="Standard"/>
      <text:p text:style-name="Standard">Quisque efficitur, leo ac malesuada sagittis, neque eros finibus elit, in ullamcorper ex odio vel est. Sed eget sagittis ipsum. Vivamus consequat metus id lacus pharetra, quis placerat nisl convallis. Proin fermentum mollis dolor, ac pretium mi tristique sit amet. Maecenas eget dui pretium, laoreet justo sed, elementum nisl. Etiam auctor leo at turpis venenatis pretium. Fusce tristique magna ut sem scelerisque iaculis. Etiam nec risus in ex maximus egestas vitae quis quam. Etiam malesuada dapibus mauris, in sollicitudin massa pulvinar et.</text:p>
      <text:p text:style-name="Standard"/>
      <text:p text:style-name="Standard">Suspendisse ac mollis tellus. Proin in maximus orci. Suspendisse urna nibh, maximus eu cursus laoreet, posuere vel leo. Lorem ipsum dolor sit amet, consectetur adipiscing elit. Suspendisse potenti. Cras ultrices est non diam luctus vestibulum. Proin condimentum tristique sapien non ullamcorper. Donec in interdum tortor, eget vehicula quam. Integer dignissim nisi quis arcu blandit rhoncus. Cras placerat justo eros, a viverra ligula congue a. Quisque eleifend mollis vulputate. Nulla id magna quam. In mollis sagittis nunc. Nullam ut arcu ac orci lobortis pellentesque quis non purus.</text:p>
      <text:p text:style-name="Standard"/>
      <text:p text:style-name="Standard">Pellentesque tortor mauris, sodales id sapien vel, varius congue erat. Suspendisse mattis ipsum ut pulvinar faucibus. Sed interdum luctus ipsum at laoreet. Sed laoreet faucibus ex sed scelerisque. Sed eu mauris felis. Vestibulum tincidunt venenatis justo, ac rutrum arcu. Praesent non aliquam mi. Sed a tristique mauris, ut iaculis magna. Fusce eu arcu ex. Vivamus ac efficitur velit, sit amet tincidunt velit. Nunc augue urna, posuere vitae mi in, pulvinar imperdiet elit. Pellentesque nec ex fringilla, volutpat augue in, pretium nunc. Phasellus gravida orci ut tellus condimentum blandit.</text:p>
      <text:p text:style-name="Standard"/>
      <text:p text:style-name="Standard">Suspendisse malesuada eros vel erat faucibus accumsan. Pellentesque non tincidunt enim. Donec et libero lectus. Duis sollicitudin erat a mi pellentesque, at egestas nulla rhoncus. Suspendisse imperdiet diam sed nisl faucibus scelerisque. Cras dictum pretium arcu non vestibulum. Nulla nec felis mauris. Maecenas placerat tortor in turpis posuere, a efficitur enim posuere. Duis et nisi non mi laoreet luctus. <text:soft-page-break/>Aliquam convallis ipsum porta, condimentum urna efficitur, maximus libero. Morbi nec libero vitae odio consequat egestas. Aenean bibendum mollis cursus. Donec sit amet congue quam. Cras eu scelerisque lacus. Duis fringilla finibus sapien, sit amet congue urna condimentum ut. Nulla id odio leo.</text:p>
      <text:p text:style-name="Standard"/>
      <text:p text:style-name="Standard">Maecenas ullamcorper congue leo ut rutrum. Mauris nec consectetur metus. Nullam non sapien orci. Quisque tempus commodo tellus, quis malesuada justo ultricies ac. Morbi ac purus tristique, tempus augue et, tincidunt sapien. Phasellus sollicitudin augue quis sapien facilisis, vulputate pellentesque risus pulvinar. Pellentesque at lectus scelerisque, scelerisque mauris ac, vulputate risus.</text:p>
      <text:p text:style-name="Standard"/>
      <text:p text:style-name="Standard">Phasellus eget egestas nulla. Pellentesque dapibus pretium dolor, gravida venenatis justo pellentesque vel. Aenean iaculis diam vitae consequat lobortis. Nullam nec fermentum metus. Nullam accumsan, ligula vel mollis iaculis, mi odio interdum nulla, porttitor tempor metus tellus vel lacus. Proin vitae rutrum sem. In nibh nulla, porttitor quis felis quis, tincidunt gravida nulla. Sed gravida mattis pulvinar. Donec blandit facilisis dui, sed mollis augue pulvinar molestie. Vivamus quam dolor, laoreet quis gravida sit amet, tempus sit amet enim. Praesent laoreet felis sit amet condimentum imperdiet. Nulla at felis accumsan lorem finibus congue.</text:p>
      <text:p text:style-name="Standard"/>
      <text:p text:style-name="Standard">Aenean vel arcu non risus egestas varius. Cras vulputate pharetra neque, nec tincidunt ipsum efficitur nec. Ut interdum lacinia gravida. Suspendisse justo tortor, scelerisque non lacus a, volutpat sagittis turpis. Curabitur dapibus ante eget augue dictum sollicitudin. Donec ornare, massa sed fringilla ullamcorper, felis massa laoreet eros, ornare dapibus elit lectus a velit. Aenean eleifend orci in libero dictum hendrerit. Pellentesque ullamcorper nunc vitae venenatis fermentum. Donec pellentesque efficitur quam quis faucibus. Nulla ullamcorper efficitur risus, nec ultricies diam ornare at.</text:p>
      <text:p text:style-name="Standard"/>
      <text:p text:style-name="Standard">Nulla dignissim accumsan mi, vel blandit turpis. Nunc vitae massa sodales, pharetra arcu eget, tincidunt magna. Aliquam elementum at metus mattis dapibus. Praesent vel pellentesque dolor. Aliquam sodales sem quam, sit amet dapibus purus pellentesque ut. Etiam vel ante eros. Mauris sapien lectus, tincidunt nec auctor et, volutpat id orci. Donec id velit consequat, rutrum tellus quis, tincidunt turpis. Curabitur luctus tellus sit amet dapibus maximus. Aliquam ultricies venenatis pulvinar. Nam sit amet lectus eu nulla lobortis ullamcorper nec condimentum ipsum. Donec ac tellus nec risus facilisis aliquet eget ut odio. Donec blandit turpis a ultricies vulputate. Aliquam sit amet odio non tortor gravida volutpat nec in justo.</text:p>
      <text:p text:style-name="Standard"/>
      <text:p text:style-name="Standard">Praesent fringilla consectetur augue id congue. Nulla facilisi. Proin a orci id purus pretium ultrices. Integer auctor semper condimentum. Donec nec sagittis nunc. Ut finibus lacus sem, faucibus sagittis metus rhoncus eu. Praesent id suscipit dolor, fermentum consectetur est. Suspendisse sit amet tortor cursus, ultrices tellus non, dapibus eros. Cras interdum maximus arcu id efficitur. Ut blandit nunc quis felis cursus, at sodales risus mollis. In hac habitasse platea dictumst. Vestibulum et orci eget leo pretium rutrum.</text:p>
      <text:p text:style-name="Standard"/>
      <text:p text:style-name="Standard">Sed pulvinar orci posuere elit laoreet sagittis. Curabitur gravida libero et tortor rhoncus, at fermentum magna elementum. Nulla elementum augue et massa finibus ultrices. Sed sodales, mauris non tristique posuere, diam lorem laoreet erat, sit amet commodo ex sem nec nisi. Suspendisse gravida vel ligula nec cursus. Aliquam ut pellentesque augue. Curabitur iaculis bibendum malesuada. Cras vitae diam sit amet mauris tempus lacinia eu quis ex. Pellentesque tempor et dui sed dignissim. Maecenas laoreet massa vel purus sodales ornare. Sed et velit eleifend, ullamcorper sem sed, sagittis ligula. Nam cursus lacus a suscipit condimentum. Aliquam a lobortis massa. Suspendisse potenti. Curabitur ultricies justo nec ultricies venenatis.</text:p>
      <text:p text:style-name="Standard"/>
      <text:p text:style-name="Standard"><text:soft-page-break/>Fusce auctor nunc non felis tempus rutrum. Nulla pellentesque viverra est in feugiat. Nulla pharetra eros vitae ornare consectetur. Duis elit justo, hendrerit nec interdum vitae, euismod at tellus. Aenean id eleifend odio. Aenean nec enim ut nibh eleifend blandit. Nullam vulputate iaculis orci, nec lacinia diam. Donec sapien nibh, venenatis in ipsum nec, venenatis porta arcu. Maecenas neque velit, facilisis vitae erat nec, egestas egestas sapien. Donec massa nisi, dignissim in euismod ac, mollis a metus. Cras eleifend aliquet enim, eget posuere diam cursus non. Vestibulum ut ante ultrices, mollis dolor vitae, ornare lacus. Nullam suscipit est id dui sollicitudin sollicitudin.</text:p>
      <text:p text:style-name="Standard"/>
      <text:p text:style-name="Standard">Nam vulputate vestibulum semper. Mauris congue justo id eleifend tempus. Nullam vitae laoreet nisl. Nullam id dolor scelerisque, facilisis eros sit amet, sagittis urna. Sed sed lorem ut diam semper rutrum. Donec pulvinar sapien aliquet sagittis scelerisque. Vestibulum consectetur risus ipsum, nec pellentesque nunc pellentesque nec. Donec id pharetra erat. Nunc eleifend dolor leo, varius blandit nunc rutrum sed. Nunc in posuere ante. Ut augue justo, rhoncus ultrices tincidunt vitae, pharetra eget velit. Morbi dignissim vitae tellus id accumsan.</text:p>
      <text:p text:style-name="Standard"/>
      <text:p text:style-name="Standard">Sed non nisl quis massa consequat blandit. Integer semper vestibulum eros eu vehicula. Vestibulum venenatis pretium orci, eu molestie justo. Nunc sit amet dignissim quam. Fusce eget leo at ligula ultricies pulvinar. Aenean vel nisl rutrum, viverra felis ut, vulputate odio. Aenean non nibh a mauris venenatis volutpat. Lorem ipsum dolor sit amet, consectetur adipiscing elit. Praesent et dictum justo. Vestibulum justo lorem, consectetur at pharetra eget, porta in ipsum.</text:p>
      <text:p text:style-name="Standard"/>
      <text:p text:style-name="Standard">Aliquam nibh erat, gravida ac dui at, rutrum consectetur elit. Proin sed ornare nisi, vel lobortis libero. Integer ante sapien, congue eu ante eu, placerat vehicula purus. Pellentesque ac rhoncus velit. Suspendisse euismod libero vitae porttitor maximus. Suspendisse vel ultricies ante. Donec convallis lorem tellus, dignissim ultrices tortor efficitur et.</text:p>
      <text:p text:style-name="Standard"/>
      <text:p text:style-name="Standard">Donec ac consectetur mi, ut convallis nunc. Mauris consectetur velit nibh, sit amet ornare nisi posuere sodales. Fusce tempor metus a nisl fermentum, id consectetur eros suscipit. Ut dignissim, sapien ac varius egestas, arcu nulla fermentum diam, eu dictum nunc nunc nec diam. Duis consectetur nunc ex, viverra hendrerit leo posuere sed. Curabitur at dictum augue. Integer vulputate, dolor ut maximus efficitur, mauris leo fermentum mauris, a varius odio diam at dolor.</text:p>
      <text:p text:style-name="Standard"/>
      <text:p text:style-name="Standard">Nunc at efficitur nulla. Aliquam iaculis, ante a lacinia malesuada, elit massa elementum nunc, id euismod lectus arcu at mi. Suspendisse rutrum vel quam ut efficitur. Suspendisse ipsum dui, consequat posuere massa ultrices, semper placerat mi. Phasellus pretium id est et gravida. Morbi viverra ut quam at feugiat. Aenean iaculis finibus magna ac pretium. Nunc fringilla ullamcorper purus, ac hendrerit nibh pellentesque vel. Suspendisse non sapien at massa imperdiet tristique. Curabitur risus tellus, fermentum id ante sit amet, commodo elementum est. Donec augue augue, lacinia a enim vel, elementum posuere urna. Curabitur vitae metus nec libero lobortis sodales. Class aptent taciti sociosqu ad litora torquent per conubia nostra, per inceptos himenaeos. Pellentesque pulvinar est sit amet turpis faucibus lacinia. Etiam commodo tellus non malesuada ultricies.</text:p>
      <text:p text:style-name="Standard"/>
      <text:p text:style-name="Standard">Cras condimentum at lacus ut accumsan. Phasellus a convallis risus, sed semper lorem. Praesent ex tellus, pharetra nec tellus nec, porttitor pellentesque sapien. Morbi a interdum purus, in tempor nisl. Cras porttitor fermentum velit nec hendrerit. Donec iaculis venenatis ligula, elementum tempus libero ultrices fringilla. Sed suscipit nunc vitae libero cursus mollis ac sed ex. Vestibulum posuere diam at turpis maximus mollis. Nam lobortis risus arcu, id convallis leo pretium nec.</text:p>
      <text:p text:style-name="Standard"/>
      <text:p text:style-name="Standard"><text:soft-page-break/>Nulla a consequat dolor. Phasellus nec vehicula ipsum. Curabitur in nisi sit amet nunc interdum lobortis. Mauris dignissim massa vel suscipit elementum. Donec viverra elementum dui, quis rhoncus ex accumsan non. Nullam accumsan, mi vitae vestibulum laoreet, nibh massa feugiat orci, sed tempus ligula dolor at diam. Nam ullamcorper suscipit ligula, eget ornare turpis dictum vitae. Vivamus leo purus, facilisis a augue vitae, efficitur consectetur justo. Pellentesque vitae tempor ante, eget sollicitudin risus. Cras ut faucibus libero. Suspendisse tincidunt risus at risus dignissim placerat. Nulla eu placerat eros, quis cursus augue. Suspendisse porttitor mauris ut interdum semper.</text:p>
      <text:p text:style-name="Standard"/>
      <text:p text:style-name="Standard">Aliquam erat volutpat. Duis mollis tortor eu ante interdum, ac sagittis lacus viverra. Sed cursus metus quis massa interdum imperdiet. Suspendisse ut ante nec risus semper molestie nec sagittis nisi. Nulla posuere tincidunt sagittis. Vivamus eu eleifend purus, eget hendrerit sem. Morbi ornare neque leo. Donec nec massa eget neque sodales commodo sit amet nec tellus. Nullam quis quam pulvinar, fermentum felis id, ultrices elit. Sed sapien ligula, sodales quis imperdiet non, commodo sed lacus.</text:p>
      <text:p text:style-name="Standard"/>
      <text:p text:style-name="Standard">Donec magna ex, mattis quis quam et, luctus varius neque. Integer rhoncus feugiat ipsum eu dapibus. Integer quis eleifend neque. Aenean metus massa, convallis nec egestas quis, porttitor dapibus metus. In hac habitasse platea dictumst. In eleifend risus nulla, tincidunt dignissim tortor tempus non. Maecenas vel lorem pretium, pellentesque lectus vitae, facilisis nisl. Etiam et venenatis nunc. Sed vel elit facilisis tortor consectetur placerat ac in arcu. Ut imperdiet rhoncus lacus, eget facilisis quam elementum eu. Proin a condimentum sapien, ut eleifend quam. Donec iaculis, orci in luctus pulvinar, diam arcu pretium lectus, at consectetur nisi magna in massa. Phasellus egestas nisi quis arcu ornare ultrices blandit sit amet metus. Cras id lobortis mauris. Suspendisse sem lectus, vehicula quis finibus vel, rhoncus sed elit.</text:p>
      <text:p text:style-name="Standard"/>
      <text:p text:style-name="Standard">Nulla facilisi. Suspendisse efficitur, mi in lacinia faucibus, sem massa sollicitudin arcu, ac pellentesque neque tortor vitae leo. Praesent vehicula felis augue, in hendrerit lectus fringilla laoreet. Aliquam erat volutpat. Praesent tincidunt tortor dui, nec auctor enim scelerisque quis. Donec pretium dictum risus, a gravida leo mattis sed. Maecenas pulvinar ultrices turpis quis scelerisque. Aliquam in aliquet dolor, eget maximus risus. Ut augue leo, hendrerit sit amet orci sit amet, dapibus laoreet quam.</text:p>
      <text:p text:style-name="Standard"/>
      <text:p text:style-name="Standard">Duis eu mollis nulla. Nullam vitae eleifend lacus, vitae semper lorem. Proin vestibulum consectetur turpis et consequat. Morbi fringilla mattis faucibus. Maecenas sollicitudin egestas arcu id ullamcorper. Donec turpis ipsum, iaculis tincidunt hendrerit non, luctus nec tortor. Donec bibendum cursus condimentum. Fusce id quam et ligula bibendum tincidunt sit amet non nisl. Nam id diam at dolor faucibus elementum.</text:p>
      <text:p text:style-name="Standard"/>
      <text:p text:style-name="Standard">Etiam tempus libero sit amet efficitur fringilla. Nulla sollicitudin imperdiet metus mollis sagittis. Donec in erat non sem sollicitudin volutpat. Aliquam vehicula semper magna, quis malesuada ante. Pellentesque in dui sit amet velit finibus feugiat eu sed dolor. Class aptent taciti sociosqu ad litora torquent per conubia nostra, per inceptos himenaeos. Aliquam augue purus, tristique ut ultricies at, elementum vitae felis. Pellentesque eleifend, metus in rutrum suscipit, est orci commodo velit, a pretium risus nibh sit amet ligula. Fusce velit risus, sodales at nulla maximus, mattis consequat dui. Curabitur dui sem, lacinia vitae tincidunt vitae, tempor non justo. Nam in tincidunt augue. Fusce laoreet gravida quam at fermentum. Nam orci nisl, viverra a tristique vulputate, sagittis nec ante. Class aptent taciti sociosqu ad litora torquent per conubia nostra, per inceptos himenaeos. Pellentesque aliquet dolor eget elit porta malesuada. Mauris pharetra justo non ante sagittis congue eu sed sapien.</text:p>
      <text:p text:style-name="Standard"/>
      <text:p text:style-name="Standard">Sed quis tellus sit amet nibh venenatis mattis id et massa. In interdum lectus eget neque imperdiet faucibus. Aenean vel massa turpis. Donec non diam eleifend, tincidunt orci eu, tempus diam. Mauris ac <text:soft-page-break/>vestibulum sem. Fusce laoreet condimentum ligula. Maecenas tempus bibendum lorem, sed convallis risus hendrerit eget. Vivamus varius risus sed orci rutrum pellentesque. Aenean maximus massa at ipsum finibus, laoreet semper neque placerat. Vivamus congue, lacus ut scelerisque accumsan, est dui blandit orci, at vestibulum orci felis efficitur ex. Vivamus mauris lacus, suscipit id tellus vitae, lacinia lacinia dolor. Suspendisse vel leo sit amet arcu maximus efficitur cursus eget enim. Vivamus mattis fringilla sem nec vulputate. Proin sit amet diam feugiat, scelerisque magna sit amet, eleifend quam. Nulla luctus, elit a suscipit sollicitudin, diam quam ultrices ipsum, et pellentesque est massa quis nibh. Etiam nec enim in lorem tempor pulvinar eget sit amet justo.</text:p>
      <text:p text:style-name="Standard"/>
      <text:p text:style-name="Standard">Curabitur nec felis aliquet ante auctor luctus sit amet a tortor. Aenean a elit a mi vulputate rutrum eu in ipsum. Donec lacinia est at metus interdum tincidunt. Vivamus in ipsum eu nisi eleifend placerat. Sed ut eros commodo, rhoncus velit vitae, dapibus diam. Duis ut commodo justo, sed interdum diam. Aliquam ultrices erat lacinia magna cursus interdum. Suspendisse vulputate fringilla est. Nunc porttitor elementum leo in sodales. Aliquam egestas accumsan turpis, ac tincidunt libero blandit a. Etiam vel nunc ligula.</text:p>
      <text:p text:style-name="Standard"/>
      <text:p text:style-name="Standard">Nulla facilisi. Sed vel consectetur ligula. Nunc sodales nulla finibus dolor mattis viverra. Morbi sit amet lectus faucibus, vehicula est suscipit, molestie diam. Sed sit amet mauris risus. In ac arcu quis tellus finibus tempor. Duis eu purus ac neque posuere gravida at et quam. Curabitur ac tellus sit amet nulla semper ullamcorper. Pellentesque leo justo, interdum lobortis massa quis, aliquet vehicula mauris. Morbi rutrum neque maximus libero imperdiet, sed interdum eros scelerisque. Morbi non odio at erat imperdiet fermentum nec vel quam.</text:p>
      <text:p text:style-name="Standard"/>
      <text:p text:style-name="Standard">Nunc aliquet est sed justo scelerisque hendrerit. Cras nisi arcu, blandit sed urna ac, tempus fermentum tellus. Maecenas nec facilisis orci. Mauris fringilla sagittis lectus, vitae semper felis sollicitudin nec. Praesent congue lacus ut odio accumsan blandit. Nulla nec dapibus lacus. Cras egestas lectus sed mauris imperdiet, quis accumsan ligula elementum. Maecenas ac sem sed nisl aliquam semper. Aliquam ac tempor turpis. Donec ut arcu leo.</text:p>
      <text:p text:style-name="Standard"/>
      <text:p text:style-name="Standard">Fusce finibus lobortis nisi in condimentum. Nam ut aliquet massa, ullamcorper efficitur mi. Nam ullamcorper massa diam. Fusce rutrum iaculis neque, eget euismod magna convallis et. In hac habitasse platea dictumst. Curabitur id lobortis justo, non tincidunt velit. Phasellus sit amet condimentum justo, vitae posuere leo. Curabitur iaculis leo at bibendum fringilla. Morbi laoreet, risus a congue ultrices, eros dolor eleifend nulla, quis cursus nibh orci id turpis. Morbi convallis leo sit amet ligula vulputate, id rhoncus ex lacinia. Proin condimentum tincidunt urna ut semper. Aenean velit felis, imperdiet sit amet vehicula id, sodales eu ante. Nullam gravida enim nibh, vel malesuada velit accumsan ac. Suspendisse quis erat justo. Ut nec auctor metus, ac commodo nunc.</text:p>
      <text:p text:style-name="Standard"/>
      <text:p text:style-name="Standard">Quisque in sapien id nulla varius efficitur. Suspendisse in volutpat libero. Cras id mauris imperdiet, sagittis elit et, lobortis lorem. Interdum et malesuada fames ac ante ipsum primis in faucibus. Mauris pretium ornare cursus. Nullam ut mi quis libero varius scelerisque. Sed lobortis consequat augue, id finibus ante suscipit sed. Sed pharetra arcu odio, ut mattis nisl ullamcorper a. Cras molestie orci vitae orci varius, vel aliquam risus dignissim.</text:p>
      <text:p text:style-name="Standard"/>
      <text:p text:style-name="Standard">Sed ac metus malesuada, egestas enim quis, ornare magna. Nullam ut ipsum egestas, interdum lectus vel, ultrices est. Vestibulum ac pretium libero. Nullam iaculis eu lectus in lacinia. In vulputate vehicula risus, id venenatis tellus finibus ut. Pellentesque quis rutrum enim, id luctus est. Aliquam vel nulla sed lectus dapibus lacinia. Donec ac metus posuere, dignissim tortor nec, venenatis risus. Fusce eros augue, faucibus et dignissim non, dignissim tincidunt magna. Cras pellentesque neque id libero tempus, in <text:soft-page-break/>tristique diam scelerisque. Aenean risus ex, rhoncus viverra tempor a, lobortis in libero. Nullam tempor lacus ullamcorper dictum facilisis. Maecenas euismod orci nisl, sagittis congue turpis aliquet sit amet. Aenean ut egestas lorem, in sollicitudin arcu. Nullam malesuada odio sit amet erat interdum, ac tincidunt nisl auctor. Maecenas lacinia auctor auctor.</text:p>
      <text:p text:style-name="Standard"/>
      <text:p text:style-name="Standard">Maecenas sed suscipit ante, quis venenatis tellus. Sed ac blandit odio. Integer laoreet a orci quis lobortis. Maecenas cursus libero id bibendum accumsan. Donec leo nisl, vestibulum quis varius et, molestie ac ipsum. Aliquam at augue sit amet lectus tristique sodales. Suspendisse ut lacinia erat. Nunc nec enim felis. Vivamus volutpat accumsan pharetra. Sed a sodales magna. Vestibulum interdum justo mi, a fermentum tortor aliquam sagittis. Maecenas mauris ipsum, pretium molestie lorem ut, aliquam pharetra tellus.</text:p>
      <text:p text:style-name="Standard"/>
      <text:p text:style-name="Standard">Nullam a eros dignissim, volutpat sem interdum, mollis neque. Proin posuere rutrum laoreet. Sed sit amet convallis odio. Cras nec luctus quam, elementum mattis massa. Maecenas facilisis, lectus quis posuere vulputate, nulla libero porta leo, eu commodo neque nunc ac arcu. Vestibulum vel tempus massa. Quisque in ultricies leo, eu tincidunt nisi. Ut volutpat lacinia ex ac porta. Suspendisse in magna mi. Sed sit amet efficitur nulla, vitae aliquam leo. Morbi maximus sem lectus. Aliquam erat volutpat. Integer at nisl eget elit semper semper vitae at risus. Aliquam a justo tristique, tempor velit eget, bibendum nunc. Morbi cursus dictum egestas.</text:p>
      <text:p text:style-name="Standard"/>
      <text:p text:style-name="Standard">Donec et lorem pellentesque libero imperdiet rutrum sit amet non metus. Ut nec nunc gravida, pellentesque neque ac, egestas mauris. Cras sit amet rutrum eros. Vestibulum in commodo dui, ut pharetra est. Ut gravida lobortis imperdiet. Quisque congue arcu ac maximus varius. Pellentesque congue nisi sed commodo auctor. Vestibulum dictum, turpis id lobortis pharetra, velit dolor placerat quam, ac suscipit ligula tellus in metus. Mauris sed laoreet neque, et finibus nibh. Praesent egestas pretium libero, ut dapibus nunc commodo ut. Sed efficitur leo in dui rhoncus lacinia. Mauris diam ligula, eleifend pulvinar rutrum vel, ultrices malesuada metus. Donec dapibus ligula id erat gravida, vitae fringilla risus mattis. Cras venenatis neque sed erat congue, semper sodales sem ullamcorper. Integer semper eros velit, nec condimentum turpis blandit vel. Vestibulum eget metus et diam suscipit tempor faucibus nec purus.</text:p>
      <text:p text:style-name="Standard"/>
      <text:p text:style-name="Standard">Aliquam erat volutpat. Vestibulum lacinia leo nec ultrices euismod. Mauris vulputate semper sem, quis viverra erat. Etiam ullamcorper lobortis mauris, a porta urna mollis nec. Praesent rutrum justo nulla, suscipit facilisis ante commodo in. Duis sit amet hendrerit diam, in dapibus est. Nulla facilisi.</text:p>
      <text:p text:style-name="Standard"/>
      <text:p text:style-name="Standard">Cras dapibus purus ultricies erat gravida rutrum. Aliquam lacinia ultricies neque, at porttitor metus suscipit ut. Nunc interdum volutpat sodales. Quisque non velit vitae elit facilisis mollis. Nulla non risus justo. Aenean consequat aliquam ex. Suspendisse at placerat tellus, ac fringilla dui. Maecenas ultricies consequat fringilla.</text:p>
      <text:p text:style-name="Standard"/>
      <text:p text:style-name="Standard">Nullam nisi velit, rutrum sit amet pretium ultricies, varius non est. Nunc vel luctus mauris, vel laoreet neque. Proin vel malesuada urna. Duis facilisis, justo in consequat cursus, neque nunc vestibulum velit, id tincidunt sapien justo sed mi. Quisque vitae leo at sem lobortis ultricies. Nunc tempus eleifend condimentum. Aenean aliquet erat sollicitudin enim vehicula tristique. Nullam viverra purus convallis justo iaculis lobortis. Fusce vehicula in nunc eu consequat. Quisque aliquet elit sit amet mi iaculis rhoncus. Proin pellentesque molestie elit, eleifend bibendum ex vehicula vel. Duis fermentum eu massa id finibus. Proin porttitor ornare elementum. Suspendisse potenti. Morbi a convallis sem. Proin posuere semper tincidunt.</text:p>
      <text:p text:style-name="Standard"/>
      <text:p text:style-name="Standard"><text:soft-page-break/>Ut congue vel sapien vitae pulvinar. Sed egestas accumsan velit. Interdum et malesuada fames ac ante ipsum primis in faucibus. Nam ultrices tellus metus, non placerat augue auctor eget. Nullam vestibulum in risus eu vestibulum. Integer id fermentum mauris, eu hendrerit sem. Nullam sem nisi, cursus nec sodales ac, consequat in libero. Fusce accumsan nulla eget iaculis mattis. Donec tempus non elit ac fringilla. Morbi rhoncus condimentum faucibus. Phasellus efficitur lectus metus, non fringilla tortor dapibus sed. Interdum et malesuada fames ac ante ipsum primis in faucibus. Integer orci velit, finibus nec pulvinar sed, blandit vel arcu.</text:p>
      <text:p text:style-name="Standard"/>
      <text:p text:style-name="Standard">Duis rhoncus urna libero, quis commodo ipsum commodo ut. Curabitur metus risus, viverra at nulla eget, mollis consectetur tortor. Quisque id dui non risus sodales commodo. Praesent consectetur quam non dictum bibendum. Donec eleifend, nisi sed luctus pulvinar, ipsum orci condimentum ipsum, a imperdiet dui leo ut ligula. Sed rhoncus, nunc in tristique mattis, quam eros consequat orci, in interdum nibh orci id massa. Aenean eget nibh nec lorem auctor vulputate vehicula ut urna. Nullam lobortis luctus turpis ut scelerisque. Cras eu eros quis tellus accumsan pharetra. Donec id nisl diam. Nam et augue in lectus iaculis vestibulum.</text:p>
      <text:p text:style-name="Standard"/>
      <text:p text:style-name="Standard">Maecenas ultricies neque non varius eleifend. Suspendisse potenti. Quisque quis orci vel nulla faucibus lobortis. Sed sollicitudin elit vitae leo mattis, quis tempus sem ultrices. Vestibulum orci nunc, porttitor sed enim eu, sollicitudin luctus eros. Vivamus porta felis nec fringilla scelerisque. Curabitur eget semper odio. Sed lacinia, leo vel interdum sagittis, metus lacus finibus tortor, sed posuere mauris massa in nulla. Suspendisse ultricies convallis risus ac malesuada. Donec auctor venenatis orci non iaculis. Fusce id leo hendrerit, venenatis dui et, imperdiet sapien. Sed ac purus vel orci consectetur accumsan. Aenean a congue ligula, non volutpat dolor. Sed ut purus sem. Sed blandit justo nec congue fermentum. Vestibulum ac blandit lacus.</text:p>
      <text:p text:style-name="Standard"/>
      <text:p text:style-name="Standard">Maecenas sodales sit amet quam vel pulvinar. Praesent viverra risus urna, vel varius magna molestie id. Suspendisse maximus dui tincidunt diam semper, vel euismod dolor elementum. Curabitur consectetur quis nunc vitae blandit. Vestibulum elementum, felis nec posuere blandit, lectus ligula vehicula elit, id tempor sapien turpis eget felis. Integer dictum neque vitae dui euismod, at tempus dolor faucibus. Donec ac augue sed nisl pulvinar ullamcorper. Mauris id varius lorem. Fusce eget quam neque. Nunc sollicitudin porta velit ut ultrices. Donec viverra vehicula lacus, eget dictum augue tincidunt blandit. Etiam elementum tortor ac erat molestie, ut fermentum diam pretium.</text:p>
      <text:p text:style-name="Standard"/>
      <text:p text:style-name="Standard">Pellentesque ut enim sit amet urna blandit pellentesque. Sed vehicula, neque non imperdiet interdum, arcu turpis posuere lorem, ac scelerisque enim ligula et mi. Nam mattis nec leo eget placerat. Aliquam erat volutpat. Maecenas at magna ut felis imperdiet placerat. Integer purus leo, efficitur a arcu sed, eleifend gravida turpis. Donec ornare lacus id tristique elementum. Maecenas in magna eleifend, iaculis ex non, aliquam ipsum. Pellentesque vel lectus magna. Proin et pulvinar turpis. Quisque dictum, augue at maximus fringilla, lacus erat accumsan arcu, non pharetra velit lacus sed lacus. Integer convallis tellus in massa dapibus lobortis ut id quam. Nullam ante eros, venenatis in facilisis vel, placerat nec massa. Cras libero ligula, interdum ac pellentesque in, fringilla nec felis. Nulla quis sodales nisi.</text:p>
      <text:p text:style-name="Standard"/>
      <text:p text:style-name="Standard">Vestibulum vel feugiat ipsum. Quisque id dapibus risus. Etiam laoreet facilisis euismod. Vivamus convallis eros non nisi posuere scelerisque. Duis sit amet odio porta, egestas purus vel, malesuada lectus. Ut luctus, elit eget sagittis facilisis, mauris dolor imperdiet velit, a tincidunt urna augue a velit. Nulla facilisi.</text:p>
      <text:p text:style-name="Standard"/>
      <text:p text:style-name="Standard">Suspendisse porta pharetra rhoncus. Donec vulputate, metus id ullamcorper venenatis, velit arcu dictum nunc, viverra venenatis erat arcu nec diam. Morbi eget libero volutpat ipsum finibus finibus eu sit amet <text:soft-page-break/>diam. Duis pulvinar odio a turpis imperdiet, nec facilisis mauris tempor. Nullam imperdiet ante ac magna pulvinar, in efficitur sem hendrerit. Quisque consequat arcu et neque suscipit, in viverra lectus euismod. Donec hendrerit odio ut pretium feugiat. Proin vel risus a nunc pretium vestibulum a sed enim. Nunc in iaculis ligula, id porttitor tellus. Nunc malesuada augue in euismod rutrum. Praesent quis elit a lectus aliquet ullamcorper et facilisis magna. Nulla luctus laoreet ex sagittis porttitor.</text:p>
      <text:p text:style-name="Standard"/>
      <text:p text:style-name="Standard">Pellentesque porttitor maximus ultrices. Mauris at bibendum dui, a mattis ex. Sed sit amet sagittis velit, posuere congue mi. Integer eget lectus ultrices, pretium mauris sit amet, vulputate lectus. Maecenas id arcu laoreet, dignissim ipsum eget, lobortis diam. Proin suscipit molestie tempor. Duis id lectus enim. Cras vulputate sem sodales fermentum imperdiet. Ut tempus tristique sollicitudin. Nunc ullamcorper luctus ligula, in posuere lectus consectetur eu. Fusce luctus leo turpis, non tempor nisi hendrerit eu.</text:p>
      <text:p text:style-name="Standard"/>
      <text:p text:style-name="Standard">Sed metus erat, feugiat et posuere quis, consectetur id lacus. Donec imperdiet nisi eget diam sollicitudin efficitur. Vestibulum euismod bibendum ipsum fringilla tincidunt. Nulla varius nec velit quis mattis. Quisque luctus at eros nec vestibulum. Praesent hendrerit arcu semper, posuere urna vitae, rhoncus est. Phasellus lacinia est dui, vestibulum mollis dolor imperdiet ut. Sed sed commodo quam.</text:p>
      <text:p text:style-name="Standard"/>
      <text:p text:style-name="Standard">Aenean rutrum massa ante. Ut dapibus metus commodo massa facilisis commodo. Suspendisse dapibus lobortis dolor, non consequat sapien vulputate in. Aliquam erat volutpat. Donec semper quam ultricies odio consectetur consectetur. Nunc eros tellus, rhoncus id magna quis, pretium hendrerit ante. In hac habitasse platea dictumst. Proin mattis molestie ullamcorper.</text:p>
      <text:p text:style-name="Standard"/>
      <text:p text:style-name="Standard">Duis feugiat iaculis efficitur. Donec consectetur libero a facilisis consequat. Nam sit amet suscipit arcu. Nam sit amet enim ut erat lobortis pulvinar. Suspendisse lacinia accumsan nisl ac tristique. Ut ornare pretium ligula ut cursus. Donec imperdiet efficitur libero, non volutpat ex venenatis ut. Fusce non lacinia velit, quis fermentum just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más Zolnai</meta:initial-creator>
    <meta:creation-date>2020-01-14T16:11:26.353640498</meta:creation-date>
    <meta:generator>LibreOffice/24.2.4.2$Linux_X86_64 LibreOffice_project/420$Build-2</meta:generator>
    <dc:date>2024-08-23T12:01:21.787499426</dc:date>
    <meta:editing-duration>PT2M17S</meta:editing-duration>
    <meta:editing-cycles>8</meta:editing-cycles>
    <meta:document-statistic meta:table-count="0" meta:image-count="0" meta:object-count="0" meta:page-count="8" meta:paragraph-count="50" meta:word-count="5398" meta:character-count="30156" meta:non-whitespace-character-count="25781"/>
  </office:meta>
</office:document-meta>
</file>